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8601" officeooo:paragraph-rsid="000d8601"/>
    </style:style>
    <style:style style:name="P2" style:family="paragraph" style:parent-style-name="Standard" style:list-style-name="L2">
      <style:paragraph-properties fo:margin-left="0.4925in" fo:margin-right="0in" fo:text-indent="-0.25in" style:auto-text-indent="false"/>
      <style:text-properties officeooo:rsid="000dd907" officeooo:paragraph-rsid="000dd907"/>
    </style:style>
    <style:style style:name="P3" style:family="paragraph" style:parent-style-name="Standard" style:list-style-name="L2">
      <style:paragraph-properties fo:margin-left="0.4925in" fo:margin-right="0in" fo:text-indent="-0.25in" style:auto-text-indent="false"/>
      <style:text-properties officeooo:rsid="000f0415" officeooo:paragraph-rsid="000f0415"/>
    </style:style>
    <style:style style:name="P4" style:family="paragraph" style:parent-style-name="Text_20_body" style:list-style-name="L3">
      <style:text-properties officeooo:rsid="000f0415" officeooo:paragraph-rsid="000f0415"/>
    </style:style>
    <style:style style:name="P5" style:family="paragraph" style:parent-style-name="Text_20_body" style:list-style-name="L3">
      <style:text-properties officeooo:rsid="000f7b60" officeooo:paragraph-rsid="000f7b60"/>
    </style:style>
    <style:style style:name="P6" style:family="paragraph" style:parent-style-name="Text_20_body" style:list-style-name="L3">
      <style:text-properties style:font-name="Liberation Mono" fo:font-size="10.5pt" officeooo:rsid="000f7b60" officeooo:paragraph-rsid="000f7b60" style:font-size-asian="10.5pt" style:font-size-complex="10.5pt"/>
    </style:style>
    <style:style style:name="P7" style:family="paragraph" style:parent-style-name="Text_20_body">
      <style:text-properties officeooo:rsid="0010ab3a" officeooo:paragraph-rsid="0010ab3a"/>
    </style:style>
    <style:style style:name="P8" style:family="paragraph" style:parent-style-name="Heading_20_2">
      <style:text-properties officeooo:rsid="000f0415" officeooo:paragraph-rsid="000f0415"/>
    </style:style>
    <style:style style:name="T1" style:family="text">
      <style:text-properties officeooo:rsid="000d860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22df6" style:font-style-asian="italic" style:font-style-complex="italic"/>
    </style:style>
    <style:style style:name="T4" style:family="text">
      <style:text-properties officeooo:rsid="000f0415"/>
    </style:style>
    <style:style style:name="T5" style:family="text">
      <style:text-properties fo:font-style="normal" officeooo:rsid="00122df6" style:font-style-asian="normal" style:font-style-complex="normal"/>
    </style:style>
    <style:style style:name="T6" style:family="text">
      <style:text-properties officeooo:rsid="00138f2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1">Instalacja bazy danych</text:span></text:h>
      <text:list xml:id="list3222919622168557454" text:style-name="L2">
        <text:list-item>
          <text:p text:style-name="P2">Należy zainstalować serwer MySQL oraz zaimportować plik bazy: <text:span text:style-name="T2">projectmanager.sql</text:span> <text:span text:style-name="T5">(można to zrobić wygodnie programem </text:span><text:span text:style-name="T3">MySQL Workbench </text:span><text:span text:style-name="T5">albo </text:span><text:span text:style-name="T3">phpMyAdmin, </text:span><text:span text:style-name="T5">jeżeli używacie bazy jako części XAMPPa). <text:line-break/></text:span>Testowałem projekt na wersji 5.5.47, więc dajcie mi znać, jeżeli używacie nowszej i<text:span text:style-name="T4"> </text:span>napotkaliście jakiś problem. Zaimportowany plik powinien utworzyć bazę danych <text:span text:style-name="T2">projectmanager</text:span>.</text:p>
        </text:list-item>
        <text:list-item>
          <text:p text:style-name="P3">Nazwę użytkownika i hasło <text:span text:style-name="T6">dostępu do bazy </text:span>należy zmienić w pliku <text:span text:style-name="T2">/rest/config.json.</text:span></text:p>
        </text:list-item>
      </text:list>
      <text:p text:style-name="P1"/>
      <text:h text:style-name="P8" text:outline-level="2">Node.js/NPM</text:h>
      <text:list xml:id="list1320055071905076092" text:style-name="L3">
        <text:list-item>
          <text:p text:style-name="P4">Ważne: należy odinstalować stare wersje Node'a i zainstalować którąś z gałęzi 5.x (testowałem na 5.10.1). </text:p>
        </text:list-item>
        <text:list-item>
          <text:p text:style-name="P5">W folderze roboczym projektu należy odpalić następujące komendy z linii poleceń:</text:p>
          <text:p text:style-name="P6">npm install --production<text:line-break/>npm start</text:p>
        </text:list-item>
      </text:list>
      <text:p text:style-name="P7"/>
      <text:p text:style-name="P7">To tyle ;)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0:32:01.098728647</meta:creation-date>
    <dc:date>2016-04-13T13:40:12.008838342</dc:date>
    <meta:editing-duration>PT22M57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104" meta:character-count="727" meta:non-whitespace-character-count="635"/>
  </office:meta>
</office:document-meta>
</file>